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15.51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???</text:p>
          </table:table-cell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table:style-name="ce2" office:value-type="string">
            <text:p>c++ lib (locale)</text:p>
          </table:table-cell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TODO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check with D</text:p>
          </table:table-cell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check with D</text:p>
          </table:table-cell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table:style-name="ce2" office:value-type="string">
            <text:p>check with D</text:p>
          </table:table-cell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/06/2011</text:date>, <text:time>10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10:56:50</dc:date>
    <dc:creator>Benjamin Isnard</dc:creator>
    <meta:generator>OpenOffice.org/3.2$Linux OpenOffice.org_project/320m19$Build-9505</meta:generator>
    <meta:editing-duration>PT09H07M33S</meta:editing-duration>
    <meta:editing-cycles>19</meta:editing-cycles>
    <meta:document-statistic meta:table-count="1" meta:cell-count="664" meta:object-count="0"/>
  </office:meta>
</office:document-meta>
</file>